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rogramma" style:family="table">
      <style:table-properties style:width="17cm" table:align="margins"/>
    </style:style>
    <style:style style:name="Programma.A" style:family="table-column">
      <style:table-column-properties style:column-width="5.666cm" style:rel-column-width="21840*"/>
    </style:style>
    <style:style style:name="Programma.B" style:family="table-column">
      <style:table-column-properties style:column-width="9.835cm" style:rel-column-width="37914*"/>
    </style:style>
    <style:style style:name="Programma.C" style:family="table-column">
      <style:table-column-properties style:column-width="1.499cm" style:rel-column-width="5781*"/>
    </style:style>
    <style:style style:name="Programma.A1" style:family="table-cell">
      <style:table-cell-properties style:vertical-align="middle" fo:padding="0.097cm" fo:border="0.05pt solid #000000"/>
    </style:style>
    <style:style style:name="Programma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gramma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9e3a" officeooo:paragraph-rsid="00139e3a"/>
    </style:style>
    <style:style style:name="P2" style:family="paragraph" style:parent-style-name="Table_20_Contents">
      <style:paragraph-properties fo:text-align="center" style:justify-single-word="false"/>
      <style:text-properties officeooo:rsid="00139e3a" officeooo:paragraph-rsid="00139e3a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39e3a" officeooo:paragraph-rsid="00139e3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1400ba" officeooo:paragraph-rsid="001400ba"/>
    </style:style>
    <style:style style:name="P6" style:family="paragraph" style:parent-style-name="Table_20_Contents">
      <style:paragraph-properties fo:text-align="center" style:justify-single-word="false"/>
      <style:text-properties officeooo:rsid="0016c3a4" officeooo:paragraph-rsid="0016c3a4"/>
    </style:style>
    <style:style style:name="P7" style:family="paragraph" style:parent-style-name="Table_20_Contents">
      <style:paragraph-properties fo:text-align="center" style:justify-single-word="false"/>
      <style:text-properties officeooo:rsid="0019c512" officeooo:paragraph-rsid="0019c512"/>
    </style:style>
    <style:style style:name="T1" style:family="text">
      <style:text-properties officeooo:rsid="0017014d"/>
    </style:style>
    <style:style style:name="T2" style:family="text">
      <style:text-properties officeooo:rsid="0019c5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ssime lezioni</text:p>
      <text:p text:style-name="P1"/>
      <table:table table:name="Programma" table:style-name="Programma">
        <table:table-column table:style-name="Programma.A"/>
        <table:table-column table:style-name="Programma.B"/>
        <table:table-column table:style-name="Programma.C"/>
        <table:table-row>
          <table:table-cell table:style-name="Programma.A1" table:number-columns-spanned="3" office:value-type="string">
            <text:p text:style-name="P4">Lunedì</text:p>
          </table:table-cell>
          <table:covered-table-cell/>
          <table:covered-table-cell/>
        </table:table-row>
        <table:table-row>
          <table:table-cell table:style-name="Programma.A2" office:value-type="string">
            <text:p text:style-name="P2">3-4 AFM (Matematica)</text:p>
          </table:table-cell>
          <table:table-cell table:style-name="Programma.A2" office:value-type="string">
            <text:p text:style-name="P6">Sistemi di equazioni e disequazioni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5 LSA</text:p>
          </table:table-cell>
          <table:table-cell table:style-name="Programma.A2" office:value-type="string">
            <text:p text:style-name="P6">Stringhe in C++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3 TL</text:p>
          </table:table-cell>
          <table:table-cell table:style-name="Programma.A2" office:value-type="string">
            <text:p text:style-name="P6">Esercitazione elettrostatica e corrente elettrica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4 AFM</text:p>
          </table:table-cell>
          <table:table-cell table:style-name="Programma.A2" office:value-type="string">
            <text:p text:style-name="P6">DBMS e livelli di astrazione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1 TL</text:p>
          </table:table-cell>
          <table:table-cell table:style-name="Programma.A2" office:value-type="string">
            <text:p text:style-name="P6">I sistemi operativi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C2" table:number-columns-spanned="3" office:value-type="string">
            <text:p text:style-name="P4">Martedì</text:p>
          </table:table-cell>
          <table:covered-table-cell/>
          <table:covered-table-cell/>
        </table:table-row>
        <table:table-row>
          <table:table-cell table:style-name="Programma.A2" office:value-type="string">
            <text:p text:style-name="P2">4 LSA</text:p>
          </table:table-cell>
          <table:table-cell table:style-name="Programma.A2" office:value-type="string">
            <text:p text:style-name="P6">Esercitazione segnali e impedenza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4 LSA</text:p>
          </table:table-cell>
          <table:table-cell table:style-name="Programma.A2" office:value-type="string">
            <text:p text:style-name="P6">Risonanza serie, parallelo e e reali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4 LSA</text:p>
          </table:table-cell>
          <table:table-cell table:style-name="Programma.A2" office:value-type="string">
            <text:p text:style-name="P6">Operazioni di cast, costanti e formattazione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4 LSA</text:p>
          </table:table-cell>
          <table:table-cell table:style-name="Programma.A2" office:value-type="string">
            <text:p text:style-name="P6">If..else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C2" table:number-columns-spanned="3" office:value-type="string">
            <text:p text:style-name="P4">Mercoledì</text:p>
          </table:table-cell>
          <table:covered-table-cell/>
          <table:covered-table-cell/>
        </table:table-row>
        <table:table-row>
          <table:table-cell table:style-name="Programma.A2" office:value-type="string">
            <text:p text:style-name="P2">3 TL</text:p>
          </table:table-cell>
          <table:table-cell table:style-name="Programma.A2" office:value-type="string">
            <text:p text:style-name="P6">Compito elettrostatica e corrente elettrica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3 TL</text:p>
          </table:table-cell>
          <table:table-cell table:style-name="Programma.A2" office:value-type="string">
            <text:p text:style-name="P6">Bipoli, generatori, nodi/rami/maglie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3-4 AFM (Matematica)</text:p>
          </table:table-cell>
          <table:table-cell table:style-name="Programma.A2" office:value-type="string">
            <text:p text:style-name="P6">Esercizi sui sistemi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C2" table:number-columns-spanned="3" office:value-type="string">
            <text:p text:style-name="P4">Giovedì</text:p>
          </table:table-cell>
          <table:covered-table-cell/>
          <table:covered-table-cell/>
        </table:table-row>
        <table:table-row>
          <table:table-cell table:style-name="Programma.A2" office:value-type="string">
            <text:p text:style-name="P2">5 TL</text:p>
          </table:table-cell>
          <table:table-cell table:style-name="Programma.A2" office:value-type="string">
            <text:p text:style-name="P6">Componenti di un radar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5 TL</text:p>
          </table:table-cell>
          <table:table-cell table:style-name="Programma.A2" office:value-type="string">
            <text:p text:style-name="P6">Impieghi tipici di un radar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4 AFM</text:p>
          </table:table-cell>
          <table:table-cell table:style-name="Programma.A2" office:value-type="string">
            <text:p text:style-name="P6">Mappa concettuale DBMS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1 TL</text:p>
          </table:table-cell>
          <table:table-cell table:style-name="Programma.A2" office:value-type="string">
            <text:p text:style-name="P7">Sistemi di numerazione – notazione posizionale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1 TL</text:p>
          </table:table-cell>
          <table:table-cell table:style-name="Programma.A2" office:value-type="string">
            <text:p text:style-name="P6">Sistemi di numerazione – <text:span text:style-name="T2">Conversioni tra basi</text:span>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C2" table:number-columns-spanned="3" office:value-type="string">
            <text:p text:style-name="P4">Venerdì</text:p>
          </table:table-cell>
          <table:covered-table-cell/>
          <table:covered-table-cell/>
        </table:table-row>
        <table:table-row>
          <table:table-cell table:style-name="Programma.A2" office:value-type="string">
            <text:p text:style-name="P2">5 TL</text:p>
          </table:table-cell>
          <table:table-cell table:style-name="Programma.A2" office:value-type="string">
            <text:p text:style-name="P6">Concetti base di navigazione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3-4 AFM (Informatica)</text:p>
          </table:table-cell>
          <table:table-cell table:style-name="Programma.A2" office:value-type="string">
            <text:p text:style-name="P6">Introduzione alle basi di dati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4 TL</text:p>
          </table:table-cell>
          <table:table-cell table:style-name="Programma.A2" office:value-type="string">
            <text:p text:style-name="P6">Metodo simbolico con esercitazione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2 AFM</text:p>
          </table:table-cell>
          <table:table-cell table:style-name="Programma.A2" office:value-type="string">
            <text:p text:style-name="P6">Mappa concettuale Unità 3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2 AFM</text:p>
          </table:table-cell>
          <table:table-cell table:style-name="Programma.A2" office:value-type="string">
            <text:p text:style-name="P6">Foglio elettronico – Introduzione e formattazione celle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5 LSA</text:p>
          </table:table-cell>
          <table:table-cell table:style-name="Programma.A2" office:value-type="string">
            <text:p text:style-name="P5">Esercizi sulle s<text:span text:style-name="T1">tringhe</text:span>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3"/>
          </table:table-cell>
          <table:table-cell table:style-name="Programma.A2" office:value-type="string">
            <text:p text:style-name="P3"/>
          </table:table-cell>
          <table:table-cell table:style-name="Programma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39e3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0:13:34.336386692</meta:creation-date>
    <dc:date>2019-10-17T15:33:02.923278722</dc:date>
    <meta:editing-duration>PT16M14S</meta:editing-duration>
    <meta:editing-cycles>7</meta:editing-cycles>
    <meta:generator>LibreOffice/6.0.7.3$Linux_X86_64 LibreOffice_project/00m0$Build-3</meta:generator>
    <meta:document-statistic meta:table-count="1" meta:image-count="0" meta:object-count="0" meta:page-count="1" meta:paragraph-count="52" meta:word-count="154" meta:character-count="926" meta:non-whitespace-character-count="821"/>
  </office:meta>
</office:document-meta>
</file>